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rsid="0051ed0a" officeooo:paragraph-rsid="0051ed0a"/>
    </style:style>
    <style:style style:name="P8" style:family="paragraph" style:parent-style-name="Text_20_body">
      <style:text-properties officeooo:rsid="005cc1f3" officeooo:paragraph-rsid="005cc1f3"/>
    </style:style>
    <style:style style:name="P9" style:family="paragraph" style:parent-style-name="Text_20_body">
      <style:text-properties officeooo:rsid="005cc1f3" officeooo:paragraph-rsid="005e4ba2"/>
    </style:style>
    <style:style style:name="P10" style:family="paragraph" style:parent-style-name="Text_20_body">
      <style:text-properties officeooo:rsid="006361f0" officeooo:paragraph-rsid="006361f0"/>
    </style:style>
    <style:style style:name="P11" style:family="paragraph" style:parent-style-name="Text_20_body">
      <style:text-properties officeooo:rsid="0064b63a" officeooo:paragraph-rsid="0064b63a"/>
    </style:style>
    <style:style style:name="P12" style:family="paragraph" style:parent-style-name="Text_20_body">
      <style:text-properties officeooo:rsid="006c1056" officeooo:paragraph-rsid="006c1056"/>
    </style:style>
    <style:style style:name="P13" style:family="paragraph" style:parent-style-name="Heading_20_1">
      <style:text-properties officeooo:paragraph-rsid="0058ff04"/>
    </style:style>
    <style:style style:name="P14" style:family="paragraph" style:parent-style-name="Heading_20_1">
      <style:paragraph-properties fo:break-before="page"/>
    </style:style>
    <style:style style:name="P15" style:family="paragraph" style:parent-style-name="Heading_20_1" style:master-page-name="First_20_Page">
      <style:paragraph-properties style:page-number="auto"/>
    </style:style>
    <style:style style:name="P16" style:family="paragraph" style:parent-style-name="Text_20_body" style:list-style-name="L1">
      <style:text-properties officeooo:rsid="006ce094" officeooo:paragraph-rsid="006ce094"/>
    </style:style>
    <style:style style:name="P17" style:family="paragraph" style:parent-style-name="Text_20_body" style:list-style-name="L1">
      <style:text-properties officeooo:rsid="006df5b8" officeooo:paragraph-rsid="006df5b8"/>
    </style:style>
    <style:style style:name="P18" style:family="paragraph" style:parent-style-name="Text_20_body" style:list-style-name="L2"/>
    <style:style style:name="P19" style:family="paragraph" style:parent-style-name="Text_20_body" style:list-style-name="L2">
      <style:text-properties officeooo:paragraph-rsid="0070ff48"/>
    </style:style>
    <style:style style:name="P20" style:family="paragraph" style:parent-style-name="Text_20_body" style:list-style-name="L2">
      <style:text-properties officeooo:rsid="006fef4f" officeooo:paragraph-rsid="006fef4f"/>
    </style:style>
    <style:style style:name="P21" style:family="paragraph" style:parent-style-name="Text_20_body" style:list-style-name="L2">
      <style:text-properties officeooo:rsid="0073f5a3" officeooo:paragraph-rsid="0075339d"/>
    </style:style>
    <style:style style:name="P22" style:family="paragraph" style:parent-style-name="Text_20_body" style:list-style-name="L2">
      <style:text-properties officeooo:rsid="0073f5a3" officeooo:paragraph-rsid="0077ebdd"/>
    </style:style>
    <style:style style:name="P23" style:family="paragraph" style:parent-style-name="Text_20_body" style:list-style-name="L2">
      <style:text-properties officeooo:rsid="00723dab" officeooo:paragraph-rsid="0075339d"/>
    </style:style>
    <style:style style:name="P24" style:family="paragraph" style:parent-style-name="Text_20_body" style:list-style-name="L3"/>
    <style:style style:name="P25" style:family="paragraph" style:parent-style-name="Text_20_body" style:list-style-name="L4">
      <style:text-properties officeooo:rsid="0055a33a" officeooo:paragraph-rsid="0055a33a"/>
    </style:style>
    <style:style style:name="P26" style:family="paragraph" style:parent-style-name="Text_20_body" style:list-style-name="L6">
      <style:text-properties officeooo:rsid="0064b63a" officeooo:paragraph-rsid="0064b63a"/>
    </style:style>
    <style:style style:name="P27" style:family="paragraph" style:parent-style-name="Text_20_body">
      <style:text-properties officeooo:rsid="0064b63a" officeooo:paragraph-rsid="0064b63a"/>
    </style:style>
    <style:style style:name="P28" style:family="paragraph" style:parent-style-name="Text_20_body" style:list-style-name="L6">
      <style:text-properties officeooo:rsid="00661211" officeooo:paragraph-rsid="00661211"/>
    </style:style>
    <style:style style:name="P29" style:family="paragraph" style:parent-style-name="Text_20_body">
      <style:text-properties fo:font-weight="normal" officeooo:rsid="007ba2cb" officeooo:paragraph-rsid="007ba2cb" style:font-weight-asian="normal" style:font-weight-complex="normal"/>
    </style:style>
    <style:style style:name="P30" style:family="paragraph" style:parent-style-name="Text_20_body">
      <style:text-properties fo:font-weight="normal" officeooo:rsid="007ba2cb" officeooo:paragraph-rsid="007e8ab1" style:font-weight-asian="normal" style:font-weight-complex="normal"/>
    </style:style>
    <style:style style:name="P31" style:family="paragraph" style:parent-style-name="Text_20_body">
      <style:text-properties officeooo:paragraph-rsid="007e8124"/>
    </style:style>
    <style:style style:name="P32" style:family="paragraph" style:parent-style-name="Text_20_body">
      <style:text-properties officeooo:rsid="007fb98a" officeooo:paragraph-rsid="007fb98a"/>
    </style:style>
    <style:style style:name="P33" style:family="paragraph" style:parent-style-name="Text_20_body">
      <style:text-properties officeooo:rsid="00814fae" officeooo:paragraph-rsid="00814fae"/>
    </style:style>
    <style:style style:name="P34" style:family="paragraph" style:parent-style-name="Text_20_body">
      <style:text-properties officeooo:paragraph-rsid="008321c7"/>
    </style:style>
    <style:style style:name="P35" style:family="paragraph" style:parent-style-name="Text_20_body" style:list-style-name="L7">
      <style:text-properties officeooo:rsid="00841d26" officeooo:paragraph-rsid="00841d26"/>
    </style:style>
    <style:style style:name="P36" style:family="paragraph" style:parent-style-name="Text_20_body">
      <style:text-properties officeooo:rsid="008436ea" officeooo:paragraph-rsid="008436ea"/>
    </style:style>
    <style:style style:name="P37" style:family="paragraph" style:parent-style-name="Text_20_body">
      <style:text-properties officeooo:rsid="00858d96" officeooo:paragraph-rsid="00858d96"/>
    </style:style>
    <style:style style:name="P38" style:family="paragraph" style:parent-style-name="Text_20_body" style:list-style-name="L6">
      <style:text-properties officeooo:rsid="00860d07" officeooo:paragraph-rsid="00860d07"/>
    </style:style>
    <style:style style:name="P39" style:family="paragraph" style:parent-style-name="Heading_20_2">
      <style:text-properties officeooo:rsid="0059ec0e" officeooo:paragraph-rsid="007e8124"/>
    </style:style>
    <style:style style:name="P40" style:family="paragraph" style:parent-style-name="Heading_20_2">
      <style:text-properties officeooo:rsid="007e8124" officeooo:paragraph-rsid="007e8124"/>
    </style:style>
    <style:style style:name="P41" style:family="paragraph" style:parent-style-name="Heading_20_2">
      <style:text-properties officeooo:rsid="008321c7" officeooo:paragraph-rsid="008321c7"/>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392e4f"/>
    </style:style>
    <style:style style:name="T6" style:family="text">
      <style:text-properties officeooo:rsid="0047316b"/>
    </style:style>
    <style:style style:name="T7" style:family="text">
      <style:text-properties officeooo:rsid="0051ed0a"/>
    </style:style>
    <style:style style:name="T8" style:family="text">
      <style:text-properties officeooo:rsid="005bb22b"/>
    </style:style>
    <style:style style:name="T9" style:family="text">
      <style:text-properties fo:font-style="italic" style:font-style-asian="italic" style:font-style-complex="italic"/>
    </style:style>
    <style:style style:name="T10" style:family="text">
      <style:text-properties officeooo:rsid="005e4ba2"/>
    </style:style>
    <style:style style:name="T11" style:family="text">
      <style:text-properties officeooo:rsid="0064b63a"/>
    </style:style>
    <style:style style:name="T12" style:family="text">
      <style:text-properties officeooo:rsid="0066d236"/>
    </style:style>
    <style:style style:name="T13" style:family="text">
      <style:text-properties officeooo:rsid="006c1056"/>
    </style:style>
    <style:style style:name="T14" style:family="text">
      <style:text-properties officeooo:rsid="006c9628"/>
    </style:style>
    <style:style style:name="T15" style:family="text">
      <style:text-properties officeooo:rsid="006df5b8"/>
    </style:style>
    <style:style style:name="T16" style:family="text">
      <style:text-properties officeooo:rsid="006fef4f"/>
    </style:style>
    <style:style style:name="T17" style:family="text">
      <style:text-properties officeooo:rsid="0070ff48"/>
    </style:style>
    <style:style style:name="T18" style:family="text">
      <style:text-properties officeooo:rsid="00723dab"/>
    </style:style>
    <style:style style:name="T19" style:family="text">
      <style:text-properties officeooo:rsid="0073f5a3"/>
    </style:style>
    <style:style style:name="T20" style:family="text">
      <style:text-properties officeooo:rsid="0077ebdd"/>
    </style:style>
    <style:style style:name="T21" style:family="text">
      <style:text-properties officeooo:rsid="0078fc98"/>
    </style:style>
    <style:style style:name="T22" style:family="text">
      <style:text-properties officeooo:rsid="007ba532"/>
    </style:style>
    <style:style style:name="T23" style:family="text">
      <style:text-properties officeooo:rsid="0059ec0e"/>
    </style:style>
    <style:style style:name="T24" style:family="text">
      <style:text-properties officeooo:rsid="007e8ab1"/>
    </style:style>
    <style:style style:name="T25" style:family="text">
      <style:text-properties officeooo:rsid="007fb98a"/>
    </style:style>
    <style:style style:name="T26" style:family="text">
      <style:text-properties officeooo:rsid="00814fae"/>
    </style:style>
    <style:style style:name="T27" style:family="text">
      <style:text-properties officeooo:rsid="008321c7"/>
    </style:style>
    <style:style style:name="T28" style:family="text">
      <style:text-properties officeooo:rsid="008498f3"/>
    </style:style>
    <style:style style:name="T29" style:family="text">
      <style:text-properties officeooo:rsid="00858d96"/>
    </style:style>
    <style:style style:name="T30" style:family="text">
      <style:text-properties officeooo:rsid="00860d07"/>
    </style:style>
    <style:style style:name="T31"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5">Project name <office:annotation><dc:creator>Unknown Author</dc:creator><dc:date>2015-04-01T13:40:11</dc:date><text:p text:style-name="P42"><text:span text:style-name="T31">Unique identifier name, specific to this pitch</text:span></text:p></office:annotation></text:p>
      <text:p text:style-name="P12">Pulse oximeter research and development</text:p>
      <text:p text:style-name="Heading_20_1">Fellow<text:span text:style-name="T6">(s)</text:span></text:p>
      <text:p text:style-name="Text_20_body">Tarek Loubani, <text:span text:style-name="T13">Luka Mustafa</text:span></text:p>
      <text:p text:style-name="Heading_20_1">Short description</text:p>
      <text:p text:style-name="Text_20_body">To <text:span text:style-name="T14">research and develop a pulse oximeter at a cost of USD$25 that is equivalent in reliability and accuracy to the gold standard Nellcor model.</text:span></text:p>
      <text:p text:style-name="Heading_20_1">Objective(s)</text:p>
      <text:list xml:id="list435772693" text:style-name="L1">
        <text:list-item>
          <text:p text:style-name="P16">Create a pulse oximeter to accurately and non-invasively measure blood oxygen saturation <text:span text:style-name="T15">and heart rate </text:span>from a finger, toe, earlobe or nose.</text:p>
        </text:list-item>
        <text:list-item>
          <text:p text:style-name="P17">Create the above device at a price point of USD$25</text:p>
        </text:list-item>
        <text:list-item>
          <text:p text:style-name="P17">Allow the device to grow to include carboxyhemoglobin (carbon monoxide poisoning) and methemoglobin (methemoglobinemia for various reasons) in the future.</text:p>
        </text:list-item>
        <text:list-item>
          <text:p text:style-name="P17">Certify device via Health Canada for use in Canadian hospitals</text:p>
        </text:list-item>
        <text:list-item>
          <text:p text:style-name="P17">Clinically validate device using experimental method (see Addendum A)</text:p>
        </text:list-item>
        <text:list-item>
          <text:p text:style-name="P17">Co-train Gaza office engineers in device engineering and production</text:p>
        </text:list-item>
        <text:list-item>
          <text:p text:style-name="P17">Co-train Biomedical engineering department, University College of Science and Technology in Khan Younis (UCST-KY) in device engineering and production</text:p>
        </text:list-item>
      </text:list>
      <text:p text:style-name="P14">Link to scope of fellowship(s)<office:annotation><dc:creator>Unknown Author</dc:creator><dc:date>2015-03-11T13:42:56</dc:date><text:p><text:span text:style-name="T31">How does this relate to the scope of your fellowship(s)?</text:span></text:p></office:annotation></text:p>
      <text:p text:style-name="Text_20_body">The fellowship scope <text:span text:style-name="T15">includes providing access for high-quality low-cost mission-critical devices for the improved health of patients</text:span>.</text:p>
      <text:p text:style-name="Heading_20_1">Context</text:p>
      <text:p text:style-name="P29">Low blood oxygen is an important risk factor for illness and death in unwell patients. While pulse oximetry provides an easy way of measuring blood oxygen saturation, it is not easily available in many developing countries for reasons of cost or supply. Gaza suffers from both of these due to blockade, occupation and corruption.</text:p>
      <text:p text:style-name="P29">Several attempts have been made to replace pulse oximetry with clinical assessment (<text:span text:style-name="T9">e.g.</text:span>, Lodha, Bhadauria, Kuttikat et al, 2004), but these efforts have failed.</text:p>
      <text:p text:style-name="P29">This project aims to create an inexpensive pulse oximeter that is equivalent in accuracy and reliability to the gold standard device, <text:span text:style-name="T22">a Nellcor pulse oximeter that costs USD$500-$1000.</text:span></text:p>
      <text:p text:style-name="P30"><text:span text:style-name="T24">The first stage of hardware development was done in 2014 by Kliment Yanev, a hardware engineer specializing in open hardware. Unfortunately, the work was difficult for other engineers to pick up once Mr. Yanev was no longer working on the project. An effort by Dr. Hanan Anis, a professor in electrical and computer engineering at the University of Ottawa, resulted in a second model based on an Arduino. Unfortunately, this model had several flaws that were very difficult to solve. Currently, both models remain incomplete and unusable clinically.</text:span></text:p>
      <text:p text:style-name="Heading_20_1">Intended beneficiaries<office:annotation><dc:creator>Unknown Author</dc:creator><dc:date>2015-03-11T13:44:34</dc:date><text:p><text:span text:style-name="T31">Who do you expect will benefit from this project?</text:span></text:p><text:p><text:span text:style-name="T31">Who will/might the project impact on?</text:span></text:p></office:annotation></text:p>
      <text:list xml:id="list1828902546" text:style-name="L2">
        <text:list-item>
          <text:p text:style-name="P18">Ministry of Health (Gaza) – <text:span text:style-name="T5">creation of needed medical devices</text:span></text:p>
        </text:list-item>
        <text:list-item>
          <text:p text:style-name="P20">Glia Gaza office – co-training in <text:span text:style-name="T17">device engineering and production</text:span></text:p>
        </text:list-item>
        <text:list-item>
          <text:p text:style-name="P19"><text:span text:style-name="T18">Biomedical engineering department, </text:span>University College of Science and Technology (Khan Younis) – <text:span text:style-name="T17">co-</text:span>training <text:span text:style-name="T16">in device engineering and production</text:span></text:p>
        </text:list-item>
        <text:list-item>
          <text:p text:style-name="P21">Emergency Department, London Health Science Centre – testing and utilization of pulse oximeters</text:p>
        </text:list-item>
        <text:list-item>
          <text:p text:style-name="P23">Southwestern Ontario Base Hospital Program – <text:span text:style-name="T19">testing and utilization of pulse oximeters</text:span></text:p>
        </text:list-item>
      </text:list>
      <text:p text:style-name="Heading_20_1">Strategic partners<office:annotation><dc:creator>Unknown Author</dc:creator><dc:date>2015-03-11T13:46:11</dc:date><text:p><text:span text:style-name="T31">Who will you work closely with?</text:span></text:p><text:p><text:span text:style-name="T31">Who will be part of the project team?</text:span></text:p></office:annotation></text:p>
      <text:list xml:id="list5250694343960" text:continue-numbering="true" text:style-name="L2">
        <text:list-item>
          <text:p text:style-name="P18"><text:soft-page-break/>Ministry of Health (Gaza)</text:p>
        </text:list-item>
        <text:list-item>
          <text:p text:style-name="P18"><text:span text:style-name="T20">Glia</text:span> (Gaza)</text:p>
        </text:list-item>
        <text:list-item>
          <text:p text:style-name="P18">University College of Science and Technology (Khan Younis)</text:p>
        </text:list-item>
        <text:list-item>
          <text:p text:style-name="P22">Emergency Department, London Health Science Centre</text:p>
        </text:list-item>
      </text:list>
      <text:p text:style-name="Text_20_body"/>
      <text:p text:style-name="Heading_20_1">Boundary <text:span text:style-name="T3">players</text:span><text:span text:style-name="T3"><office:annotation><dc:creator>Unknown Author</dc:creator><dc:date>2015-03-11T13:51:57</dc:date><text:p><text:span text:style-name="T31">These are outside the project team, staff and/or board, not directly included in the project by you.</text:span></text:p><text:p><text:span text:style-name="T31">Who do you need to keep in mind when developing and implementing the project? </text:span></text:p><text:p><text:span text:style-name="T31">Whose actions and/or decisions will/could impact on the project?</text:span></text:p><text:p><text:span text:style-name="T31">Who might challenge or try to block what you are trying to do?</text:span></text:p><text:p><text:span text:style-name="T31">Whose actions or decisions might hold a risk for your project?</text:span></text:p><text:p><text:span text:style-name="T31">Who might be able to help?</text:span></text:p><text:p><text:span text:style-name="T31"/></text:p></office:annotation></text:span></text:p>
      <text:p text:style-name="P7">Boundary players are listed below in order of disruption as a function of ability and likelihood.</text:p>
      <text:list xml:id="list4276102322" text:style-name="L3">
        <text:list-item>
          <text:p text:style-name="P24">Coordination of Government Activities in the Territories (COGAT) – Israeli unit responsible for blockade</text:p>
          <text:list>
            <text:list-item>
              <text:p text:style-name="P24">Might deny <text:span text:style-name="T7">project members</text:span> entry to Gaza</text:p>
            </text:list-item>
            <text:list-item>
              <text:p text:style-name="P24">Might deny equipment entry into Gaza</text:p>
            </text:list-item>
          </text:list>
        </text:list-item>
        <text:list-item>
          <text:p text:style-name="P24">Ministry of Interior (Israel)</text:p>
          <text:list>
            <text:list-item>
              <text:p text:style-name="P24">Might deny <text:span text:style-name="T7">project members</text:span> <text:span text:style-name="T7">visas to enter Israel</text:span></text:p>
            </text:list-item>
          </text:list>
        </text:list-item>
        <text:list-item>
          <text:p text:style-name="P24">Israel Security Agency (aka Shin Bet aka Shabak)</text:p>
          <text:list>
            <text:list-item>
              <text:p text:style-name="P24">Might declare project members as terrorists</text:p>
            </text:list-item>
          </text:list>
        </text:list-item>
        <text:list-item>
          <text:p text:style-name="P24">Canadian Security Intelligence Service / Royal Canadian Mounted Police (CSIS/RCMP)</text:p>
          <text:list>
            <text:list-item>
              <text:p text:style-name="P24">Might define work in Gaza as falling within Bill C51 (The Antiterrorism Act)</text:p>
            </text:list-item>
            <text:list-item>
              <text:p text:style-name="P24">Might order confiscation of laptops / electronics</text:p>
            </text:list-item>
          </text:list>
        </text:list-item>
        <text:list-item>
          <text:p text:style-name="P24">Health Canada</text:p>
        </text:list-item>
      </text:list>
      <text:list xml:id="list2556368956" text:style-name="L4">
        <text:list-item>
          <text:list>
            <text:list-item>
              <text:p text:style-name="P25">Licensing barriers might create down-time in projects in <text:span text:style-name="T21">Canada and </text:span>Gaza</text:p>
            </text:list-item>
          </text:list>
        </text:list-item>
      </text:list>
      <text:p text:style-name="Heading_20_1">Methodology and activities<office:annotation><dc:creator>Unknown Author</dc:creator><dc:date>2015-03-11T13:53:40</dc:date><text:p><text:span text:style-name="T31">What will your approach be?</text:span></text:p><text:p><text:span text:style-name="T31">What activities will the project include?</text:span></text:p></office:annotation></text:p>
      <text:p text:style-name="P39">Research and development</text:p>
      <text:p text:style-name="P31"><text:span text:style-name="T25">The pulse oximeter will be developed through a collaboration between Glia and IRNAS. IRNAS will provide engineering expertise, while Glia will provide medical and clinical expertise.</text:span></text:p>
      <text:p text:style-name="P40">Clinical validation</text:p>
      <text:p text:style-name="P32"><text:soft-page-break/>The device must be <text:span text:style-name="T26">clinically validated for use on patients. This is a complex process that is described in detail in Addendum A.</text:span></text:p>
      <text:p text:style-name="P39">Manufacturing</text:p>
      <text:p text:style-name="P31"><text:span text:style-name="T23">The Gaza office will collaborate with UCST-KY and the Gaza Ministry of Health’s engineering unit to manufacture devices for Gaza hospitals, starting with Shifa hospital. In Canada, manufacturing will be done in collaboration with London Health Sciences Centre’s biomedical engineering department.</text:span></text:p>
      <text:p text:style-name="Heading_20_2">Clinical training</text:p>
      <text:p text:style-name="P33"><text:span text:style-name="T27">The deployment of d</text:span>evices will be <text:span text:style-name="T27">coordinated with an educational program for nurses and physicians through the Ministry’s Human Resources Department, the department responsible for training and education of Ministry employees.</text:span></text:p>
      <text:p text:style-name="P14">Outputs and deliverables<office:annotation><dc:creator>Unknown Author</dc:creator><dc:date>2015-03-11T13:54:06</dc:date><text:p><text:span text:style-name="T31">What will the tangible outputs of the project be?</text:span></text:p><text:p><text:span text:style-name="T31">What IP will be created during the project?</text:span></text:p></office:annotation></text:p>
      <text:p text:style-name="P41">Pulse oximeter</text:p>
      <text:p text:style-name="P34"><text:span text:style-name="T27">The main deliverable will be a pulse oximeter with the following characteristics:</text:span></text:p>
      <text:list xml:id="list4024955933" text:style-name="L7">
        <text:list-item>
          <text:p text:style-name="P35">Price point under $25 for bill of materials</text:p>
        </text:list-item>
        <text:list-item>
          <text:p text:style-name="P35">Measures oxy-hemoglobin and deoxy-hemoglobin with the same accuracy as the industry gold standard</text:p>
        </text:list-item>
        <text:list-item>
          <text:p text:style-name="P35">Measures heart rate</text:p>
        </text:list-item>
        <text:list-item>
          <text:p text:style-name="P35">Easy to assemble in low-resource settings with basic electronics equipment</text:p>
        </text:list-item>
        <text:list-item>
          <text:p text:style-name="P35">Potential for the addition of carboxyhemoglobin and methemoglobin in the future.</text:p>
        </text:list-item>
      </text:list>
      <text:p text:style-name="Heading_20_2">Personnel development</text:p>
      <text:p text:style-name="P36">This project should help develop engineers in Gaza as part of the co-development process.</text:p>
      <text:p text:style-name="P13">Time frame<office:annotation><dc:creator>Unknown Author</dc:creator><dc:date>2015-03-11T13:54:30</dc:date><text:p><text:span text:style-name="T31">When? </text:span></text:p><text:p><text:span text:style-name="T31">How long? </text:span></text:p></office:annotation></text:p>
      <text:p text:style-name="Text_20_body">One year. Start date is effective immediately.</text:p>
      <text:p text:style-name="Heading_20_1">Resources and budget</text:p>
      <text:p text:style-name="Text_20_body"/>
      <text:p text:style-name="Text_20_body"><text:span text:style-name="T4">Table 1. </text:span></text:p>
      <text:p text:style-name="P14">Measures of success<office:annotation><dc:creator>Unknown Author</dc:creator><dc:date>2015-03-11T13:55:23</dc:date><text:p><text:span text:style-name="T31">How will you know whether the project was successful or not?</text:span></text:p></office:annotation></text:p>
      <text:p text:style-name="Heading_20_2">What changes in behaviour do you expect to see?</text:p>
      <text:p text:style-name="P10">1. Independence <text:span text:style-name="T11">of the engineers in Gaza to create, research and manufacture devices</text:span></text:p>
      <text:p text:style-name="P11">2. <text:span text:style-name="T29">Use of pulse oximetry routinely for patients in emergency and inpatient departments in Gaza</text:span></text:p>
      <text:p text:style-name="P37">3. Replacement of proprietary and expensive pulse oximeters in London Health Sciences Emergency Department and ambulances</text:p>
      <text:p text:style-name="Heading_20_2">What changes in behaviour would you like to see?</text:p>
      <text:p text:style-name="P11">NA</text:p>
      <text:p text:style-name="Heading_20_2">What changes in behaviour would you love to see?</text:p>
      <text:p text:style-name="P37">NA</text:p>
      <text:p text:style-name="Heading_20_1">Communication strategy<office:annotation><dc:creator>Unknown Author</dc:creator><dc:date>2015-03-11T13:56:01</dc:date><text:p><text:span text:style-name="T31">How will you engage partners (boundary and strategic)?</text:span></text:p><text:p><text:span text:style-name="T31">How will you advocate about your project in its contextual environment?</text:span></text:p><text:p><text:span text:style-name="T31">How will you share the process of implementing the project?</text:span></text:p><text:p><text:span text:style-name="T31">How will you share what you learn/discover/find/recommend?</text:span></text:p></office:annotation></text:p>
      <text:p text:style-name="P8">Intra-group communication will be done using <text:span text:style-name="T28">Github, </text:span>Mattermost, Kanboard, email and in-person meetings.</text:p>
      <text:p text:style-name="P8">External communication will be via <text:span text:style-name="T29">academic publication, </text:span>twitter, facebook, instagram and public talks in Gaza and internationally.</text:p>
      <text:p text:style-name="Heading_20_1"><text:span text:style-name="T8">S</text:span>ustainability strategy<office:annotation><dc:creator>Unknown Author</dc:creator><dc:date>2015-03-11T13:56:42</dc:date><text:p><text:span text:style-name="T31">When this funding ends, then what?</text:span></text:p></office:annotation></text:p>
      <text:p text:style-name="P9"><text:span text:style-name="T28">The low cost of manufacturing should make this project easier to sustain. To ensure long-term success, it will be essential to leave behind a team of competent users and engineers in each hospital where the pulse oximeters are deployed.</text:span></text:p>
      <text:p text:style-name="Heading_20_1">Risks<office:annotation><dc:creator>Unknown Author</dc:creator><dc:date>2015-03-11T13:57:09</dc:date><text:p><text:span text:style-name="T31">What should you look out for?</text:span></text:p><text:p><text:span text:style-name="T31">What risks do you face in project implementation?</text:span></text:p><text:p><text:span text:style-name="T31">Risks for uptake?</text:span></text:p><text:p><text:span text:style-name="T31">Risks for exit/sustainability/viability?</text:span></text:p></office:annotation></text:p>
      <text:p text:style-name="P11">The main risks for this <text:span text:style-name="T30">project</text:span> are:</text:p>
      <text:list xml:id="list4051312378" text:style-name="L6">
        <text:list-item>
          <text:p text:style-name="P26"><text:span text:style-name="T30">Inability to complete device development in a timely fashion</text:span></text:p>
        </text:list-item>
        <text:list-item>
          <text:p text:style-name="P28"><text:soft-page-break/><text:span text:style-name="T30">Gaza-based p</text:span>ersonnel being targeted by Israeli authorities for perceived anti-Israeli activities</text:p>
        </text:list-item>
        <text:list-item>
          <text:p text:style-name="P28"><text:span text:style-name="T30">Gaza-based p</text:span>ersonnel being targeted by Palestinian authorities for perceived anti-Palestinian activities</text:p>
        </text:list-item>
        <text:list-item>
          <text:p text:style-name="P38">Lack of buy-in from physicians, nurses or engineers in Gaza or LHS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5"><draw:image xlink:href="Pictures/1000000000000672000004FBBF955CF1D5EEB403.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7</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6"><draw:image xlink:href="Pictures/1000000000000672000004FBBF955CF1D5EEB403.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MOU Template</dc:title>
    <meta:creation-date>2017-03-06T00:09:30.991933919</meta:creation-date>
    <dc:language>en-ZA</dc:language>
    <meta:editing-cycles>47</meta:editing-cycles>
    <meta:editing-duration>P1DT17H6M37S</meta:editing-duration>
    <meta:initial-creator>Tarek Loubani</meta:initial-creator>
    <dc:date>2017-03-15T00:52:49.332382061</dc:date>
    <meta:document-statistic meta:table-count="0" meta:image-count="3" meta:object-count="0" meta:page-count="7" meta:paragraph-count="93" meta:word-count="1021" meta:character-count="6728" meta:non-whitespace-character-count="5829"/>
    <meta:user-defined meta:name="Info 1"/>
    <meta:user-defined meta:name="Info 2"/>
    <meta:user-defined meta:name="Info 3"/>
    <meta:user-defined meta:name="Info 4"/>
  </office:meta>
</office:document-meta>
</file>